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4e4f" officeooo:paragraph-rsid="00004e4f"/>
    </style:style>
    <style:style style:name="P2" style:family="paragraph">
      <style:text-properties style:font-name="F" fo:font-size="12pt"/>
    </style:style>
    <style:style style:name="P3" style:family="paragraph">
      <style:paragraph-properties fo:text-align="center"/>
      <style:text-properties style:font-name="F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F" fo:font-size="12pt"/>
    </style:style>
    <style:style style:name="gr1" style:family="graphic">
      <style:graphic-properties draw:textarea-horizontal-align="justify" draw:textarea-vertical-align="middle" draw:auto-grow-height="false" fo:min-height="0.5744in" fo:min-width="1.2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1563in" fo:min-width="1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071in" fo:min-width="1.6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071in" fo:min-width="1.7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0.4071in" fo:min-width="2.4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071in" fo:min-width="1.75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1.3232in" svg:height="0.6358in" svg:x="0.452in" svg:y="0.0047in"><text:p text:style-name="P2">Sign-in-2</text:p><text:p text:style-name="P2"><text:tab/>profile(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6" draw:text-style-name="P5" svg:width="2.5421in" svg:height="0.4504in" svg:x="3.6398in" svg:y="0.1335in"><text:p text:style-name="P2">User Typ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line text:anchor-type="paragraph" draw:z-index="2" draw:name="Shape2" draw:style-name="gr3" draw:text-style-name="P4" svg:x1="0.8374in" svg:y1="0.0098in" svg:x2="1.0772in" svg:y2="0.5409in"><text:p/></draw:line></text:p>
      <text:p text:style-name="P1"><draw:custom-shape text:anchor-type="paragraph" draw:z-index="4" draw:name="Shape1" draw:style-name="gr4" draw:text-style-name="P3" svg:width="1.7087in" svg:height="0.4504in" svg:x="3.65in" svg:y="0.0583in"><text:p text:style-name="P2"><text:s/>profile_student</text:p><text:p text:style-name="P2">inc_profile_stud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4" draw:text-style-name="P3" svg:width="1.7087in" svg:height="0.4504in" svg:x="5.4417in" svg:y="0.0717in"><text:p text:style-name="P2"><text:s/>profile_student</text:p><text:p text:style-name="P2">inc_profile_stud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3" draw:name="Shape2" draw:style-name="gr3" draw:text-style-name="P4" svg:x1="2.1709in" svg:y1="0.5799in" svg:x2="3.65in" svg:y2="0.0799in"><text:p/></draw:line><draw:custom-shape text:anchor-type="paragraph" draw:z-index="1" draw:name="Shape1" draw:style-name="gr2" draw:text-style-name="P3" svg:width="1.2815in" svg:height="1.2815in" svg:x="0.8898in" svg:y="0.1528in"><text:p text:style-name="P2">profile(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6" draw:name="Shape1" draw:style-name="gr5" draw:text-style-name="P3" svg:width="1.7815in" svg:height="0.4504in" svg:x="3.65in" svg:y="0.0583in"><text:p text:style-name="P2"><text:s/>profile_teacher</text:p><text:p text:style-name="P2">inc_profile_teach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5" draw:name="Shape2" draw:style-name="gr3" draw:text-style-name="P4" svg:x1="2.1709in" svg:y1="0.0402in" svg:x2="3.702in" svg:y2="0.1547in"><text:p/></draw:line></text:p>
      <text:p text:style-name="P1"><draw:line text:anchor-type="paragraph" draw:z-index="9" draw:name="Shape2" draw:style-name="gr3" draw:text-style-name="P4" svg:x1="2.1709in" svg:y1="0.1016in" svg:x2="3.7126in" svg:y2="0.5496in"><text:p/></draw:line></text:p>
      <text:p text:style-name="P1"/>
      <text:p text:style-name="P1"><draw:custom-shape text:anchor-type="paragraph" draw:z-index="8" draw:name="Shape1" draw:style-name="gr7" draw:text-style-name="P3" svg:width="1.8024in" svg:height="0.4504in" svg:x="3.65in" svg:y="0.0583in"><text:p text:style-name="P2"><text:s/>profile_admin</text:p><text:p text:style-name="P2">inc_profile_teach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1:37:33.651610261</dc:date>
    <meta:editing-duration>PT18M39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